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2" style:family="paragraph" style:parent-style-name="Standard">
      <style:text-properties fo:color="#000000" style:text-outline="false" style:font-name="HelveticaNeue-Bold" fo:font-size="11pt" fo:letter-spacing="normal" style:text-underline-style="solid" style:text-underline-width="auto" style:text-underline-color="font-color" fo:font-weight="bold" style:letter-kerning="false" style:font-size-asian="11pt" style:font-weight-asian="bold"/>
    </style:style>
    <style:style style:name="P3" style:family="paragraph" style:parent-style-name="Standard">
      <style:text-properties fo:color="#000000" style:text-outline="false" style:font-name="HelveticaNeue-Bold" fo:font-size="11pt" fo:letter-spacing="normal" style:text-underline-style="none" fo:font-weight="bold" style:letter-kerning="false" style:font-size-asian="11pt" style:font-weight-asian="bold"/>
    </style:style>
    <style:style style:name="P4" style:family="paragraph" style:parent-style-name="Standard"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5" style:family="paragraph" style:parent-style-name="Standard" style:list-style-name="WWNum2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officeooo:paragraph-rsid="000462ed"/>
    </style:style>
    <style:style style:name="P6" style:family="paragraph" style:parent-style-name="Standard" style:list-style-name="WWNum1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7" style:family="paragraph" style:parent-style-name="Standard" style:list-style-name="WWNum2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paragraph-rsid="000462ed" style:letter-kerning="false" style:font-size-asian="11pt" style:font-weight-asian="normal"/>
    </style:style>
    <style:style style:name="P8" style:family="paragraph" style:parent-style-name="Standard" style:list-style-name="WWNum1">
      <style:paragraph-properties fo:margin-left="0.635cm" fo:margin-right="0cm" fo:text-indent="-0.635cm" style:auto-text-indent="false">
        <style:tab-stops>
          <style:tab-stop style:position="0.318cm"/>
          <style:tab-stop style:position="0.635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9" style:family="paragraph" style:parent-style-name="Standard" style:list-style-name="WWNum1">
      <style:paragraph-properties fo:margin-left="0.953cm" fo:margin-right="0cm" fo:text-indent="-0.953cm" style:auto-text-indent="false">
        <style:tab-stops>
          <style:tab-stop style:position="0.635cm"/>
          <style:tab-stop style:position="0.953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T1" style:family="text"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T2" style:family="text">
      <style:text-properties fo:color="#000000" style:text-outline="false" style:font-name="HelveticaNeue" fo:font-size="11pt" fo:letter-spacing="normal" style:text-underline-style="none" fo:font-weight="normal" officeooo:rsid="000462ed" style:letter-kerning="false" style:font-size-asian="11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quirement for WMT Data Visualisation Project.</text:p>
      <text:p text:style-name="P1"/>
      <text:p text:style-name="P1">Create an application that will be delivered to users via a Web interface to display information relating to the WMT River System.</text:p>
      <text:p text:style-name="P1"/>
      <text:p text:style-name="P3">Targets</text:p>
      <text:list xml:id="list4293113000" text:style-name="WWNum1">
        <text:list-item>
          <text:p text:style-name="P6">Import data into a suitable database, data is in the form of .csv (Comma-Separated Values) files. The data is associated with various water level sensors within the river system, there are currently 3 sensors but that number will increase so the application must be able to accommodate this increase. Each sensor has its own associated data file within which a datapoint is stored when the sensor changes state, each data point has an associated time stamp.</text:p>
        </text:list-item>
        <text:list-item>
          <text:p text:style-name="P6">Merge and align data against the time stamps</text:p>
        </text:list-item>
        <text:list-item>
          <text:p text:style-name="P6">Produce charts to show data points plus mean and standard deviation values for:</text:p>
          <text:list>
            <text:list-item>
              <text:p text:style-name="P8">Total stored water in system (Sump plus Butts) vs Time Period (allow user to select time period)</text:p>
            </text:list-item>
            <text:list-item>
              <text:p text:style-name="P8">Flow rate Sump to Butts vs Sump Volume</text:p>
            </text:list-item>
            <text:list-item>
              <text:p text:style-name="P8">Flow rate Butts to Sump vs Butts Volume</text:p>
            </text:list-item>
            <text:list-item>
              <text:p text:style-name="P8">Rate of water loss vs time for:</text:p>
              <text:list>
                <text:list-item>
                  <text:p text:style-name="P9">Sump / River</text:p>
                </text:list-item>
                <text:list-item>
                  <text:p text:style-name="P9">Butts</text:p>
                </text:list-item>
                <text:list-item>
                  <text:p text:style-name="P9">Entire system</text:p>
                </text:list-item>
              </text:list>
            </text:list-item>
          </text:list>
        </text:list-item>
      </text:list>
      <text:p text:style-name="P1"><text:s/></text:p>
      <text:p text:style-name="P1"/>
      <text:p text:style-name="P3">Stretch Targets</text:p>
      <text:list xml:id="list1923920734" text:style-name="WWNum2">
        <text:list-item>
          <text:p text:style-name="P5"><text:span text:style-name="T1">Highlight datapoint</text:span><text:span text:style-name="T2">s</text:span><text:span text:style-name="T1"> that lie outside calculated standard deviation values on chart.</text:span></text:p>
        </text:list-item>
        <text:list-item>
          <text:p text:style-name="P7">Identify and Chart long term tren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21:02:41.926201675</meta:creation-date>
    <dc:date>2019-01-14T21:04:29.409220823</dc:date>
    <meta:editing-duration>PT1M48S</meta:editing-duration>
    <meta:editing-cycles>1</meta:editing-cycles>
    <meta:generator>LibreOffice/6.1.3.2$Linux_X86_64 LibreOffice_project/10$Build-2</meta:generator>
    <meta:document-statistic meta:table-count="0" meta:image-count="0" meta:object-count="0" meta:page-count="1" meta:paragraph-count="17" meta:word-count="203" meta:character-count="1145" meta:non-whitespace-character-count="969"/>
  </office:meta>
</office:document-meta>
</file>